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D9000000D9233D9A5DE14AC449.png" manifest:media-type="image/png"/>
  <manifest:file-entry manifest:full-path="Pictures/1000000100000129000000A9C522C75C8DB9B364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109cm" svg:x="1.27cm" svg:y="4.84cm" presentation:class="title" presentation:user-transformed="true">
          <draw:text-box>
            <text:p>8” Silicone Gasket Radon Emanation Measurement</text:p>
          </draw:text-box>
        </draw:frame>
        <draw:frame draw:style-name="gr1" draw:text-style-name="P2" draw:layer="layout" svg:width="16.51cm" svg:height="3.81cm" svg:x="5.715cm" svg:y="8.89cm">
          <draw:text-box>
            <text:p text:style-name="P1">H. Ryott Glayzer</text:p>
            <text:p text:style-name="P1">SDSMT Volunteer Research Assistant</text:p>
            <text:p text:style-name="P1">September 2023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layer="layout" svg:width="25.199cm" svg:height="2.629cm" svg:x="1.4cm" svg:y="0.628cm" presentation:class="title">
          <draw:text-box>
            <text:p>Sample</text:p>
          </draw:text-box>
        </draw:frame>
        <draw:frame presentation:style-name="pr4" draw:layer="layout" svg:width="12.297cm" svg:height="9.134cm" svg:x="1.471cm" svg:y="3.81cm" presentation:class="outline" presentation:placeholder="true">
          <draw:text-box/>
        </draw:frame>
        <draw:frame presentation:style-name="pr4" draw:layer="layout" svg:width="12.297cm" svg:height="9.134cm" svg:x="14.384cm" svg:y="3.81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1" draw:layer="layout" svg:width="25.199cm" svg:height="2.629cm" svg:x="1.4cm" svg:y="0.628cm" presentation:class="titl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presentation:style-name="pr1" draw:layer="layout" svg:width="25.199cm" svg:height="2.629cm" svg:x="1.4cm" svg:y="0.628cm" presentation:class="title">
          <draw:text-box>
            <text:p>Sample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Line_20_with_20_Fine_20_Dots" draw:display-name="Line with Fine Dots" draw:style="rect" draw:dots1="1" draw:dots1-length="2.007cm" draw:dots2="10" draw:distance="0.15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solid" draw:stroke-dash="Dot" svg:stroke-width="0.106cm" svg:stroke-color="#000000" draw:marker-start-width="0.358cm" draw:marker-end-width="0.358cm" svg:stroke-linecap="butt" draw:fill="none" draw:textarea-vertical-align="middle" fo:padding-top="0.052cm" fo:padding-bottom="0.052cm" fo:padding-left="0.052cm" fo:padding-right="0.052cm" loext:decorative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none"/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71cm" svg:y="3.81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draw:frame draw:style-name="Mgr3" draw:text-style-name="MP7" draw:layer="backgroundobjects" svg:width="1.905cm" svg:height="1.084cm" svg:x="0.635cm" svg:y="0.55cm">
        <draw:image xlink:href="Pictures/1000000100000129000000A9C522C75C8DB9B364.png" xlink:type="simple" xlink:show="embed" xlink:actuate="onLoad" draw:mime-type="image/png">
          <text:p/>
        </draw:image>
      </draw:frame>
      <draw:frame draw:style-name="Mgr3" draw:text-style-name="MP7" draw:layer="backgroundobjects" svg:width="1.27cm" svg:height="1.27cm" svg:x="26.035cm" svg:y="0.635cm">
        <draw:image xlink:href="Pictures/10000001000000D9000000D9233D9A5DE14AC449.png" xlink:type="simple" xlink:show="embed" xlink:actuate="onLoad" draw:mime-type="image/png">
          <text:p/>
        </draw:image>
      </draw:frame>
      <draw:line presentation:style-name="Mpr2" draw:text-style-name="MP8" draw:layer="backgroundobjects" svg:x1="1.4cm" svg:y1="3.257cm" svg:x2="26.599cm" svg:y2="3.257cm">
        <text:p/>
      </draw:lin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6T16:05:39.086959617</meta:creation-date>
    <dc:date>2023-09-06T16:30:23.243757933</dc:date>
    <meta:editing-duration>PT24M42S</meta:editing-duration>
    <meta:editing-cycles>5</meta:editing-cycles>
    <meta:generator>LibreOffice/7.6.0.3$Linux_X86_64 LibreOffice_project/60$Build-3</meta:generator>
    <meta:document-statistic meta:object-count="39"/>
  </office:meta>
</office:document-meta>
</file>